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3.69cm"/>
    </style:style>
    <style:style style:name="co4" style:family="table-column">
      <style:table-column-properties fo:break-before="auto" style:column-width="2.969cm"/>
    </style:style>
    <style:style style:name="co5" style:family="table-column">
      <style:table-column-properties fo:break-before="auto" style:column-width="4.634cm"/>
    </style:style>
    <style:style style:name="co6" style:family="table-column">
      <style:table-column-properties fo:break-before="auto" style:column-width="4.023cm"/>
    </style:style>
    <style:style style:name="co7" style:family="table-column">
      <style:table-column-properties fo:break-before="auto" style:column-width="2.71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33f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4">
      <style:table-cell-properties fo:background-color="#9933f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Arkusz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2" table:default-cell-style-name="ce4"/>
        <table:table-column table:style-name="co1" table:number-columns-repeated="3" table:default-cell-style-name="ce2"/>
        <table:table-column table:style-name="co6" table:default-cell-style-name="ce4"/>
        <table:table-column table:style-name="co7" table:default-cell-style-name="ce4"/>
        <table:table-column table:style-name="co1" table:number-columns-repeated="1012" table:default-cell-style-name="ce2"/>
        <table:table-row table:style-name="ro2">
          <table:table-cell table:style-name="ce1" office:value-type="string">
            <text:p>Basic M Atk</text:p>
          </table:table-cell>
          <table:table-cell table:style-name="ce1" office:value-type="string">
            <text:p>Weapon M Atk</text:p>
          </table:table-cell>
          <table:table-cell table:style-name="ce1" office:value-type="string">
            <text:p>Weapon Name</text:p>
          </table:table-cell>
          <table:table-cell table:style-name="ce1" office:value-type="string">
            <text:p>M atk +weap</text:p>
          </table:table-cell>
          <table:table-cell table:style-name="ce1" office:value-type="string">
            <text:p>M atk-Basic M Atk</text:p>
          </table:table-cell>
          <table:table-cell table:style-name="ce3" office:value-type="string">
            <text:p>Real Rate</text:p>
          </table:table-cell>
          <table:table-cell table:style-name="ce3" office:value-type="string">
            <text:p>True Boost</text:p>
          </table:table-cell>
          <table:table-cell table:style-name="ce1" office:value-type="string">
            <text:p>Stance</text:p>
          </table:table-cell>
          <table:table-cell table:style-name="ce1" office:value-type="string">
            <text:p>Echo</text:p>
          </table:table-cell>
          <table:table-cell table:style-name="ce1" office:value-type="string">
            <text:p>Sigil</text:p>
          </table:table-cell>
          <table:table-cell table:style-name="ce3" office:value-type="string">
            <text:p>Theoretical Boost:</text:p>
          </table:table-cell>
          <table:table-cell table:style-name="ce3" office:value-type="string">
            <text:p>Rate With K1</text:p>
          </table:table-cell>
          <table:table-cell table:style-name="ce1" office:value-type="string">
            <text:p>Buff</text:p>
          </table:table-cell>
          <table:table-cell table:style-name="ce1" office:value-type="string">
            <text:p>BR</text:p>
          </table:table-cell>
          <table:table-cell table:style-name="ce1" office:value-type="string">
            <text:p>BC</text:p>
          </table:table-cell>
          <table:table-cell table:style-name="ce1" table:number-columns-repeated="1009"/>
        </table:table-row>
        <table:table-row table:style-name="ro2">
          <table:table-cell office:value-type="float" office:value="2390">
            <text:p>2390</text:p>
          </table:table-cell>
          <table:table-cell office:value-type="float" office:value="293">
            <text:p>293</text:p>
          </table:table-cell>
          <table:table-cell office:value-type="string">
            <text:p>Apo Buster</text:p>
          </table:table-cell>
          <table:table-cell office:value-type="float" office:value="11701">
            <text:p>11701</text:p>
          </table:table-cell>
          <table:table-cell table:formula="of:=[.D2]-[.A2]" office:value-type="float" office:value="9311">
            <text:p>9311</text:p>
          </table:table-cell>
          <table:table-cell table:formula="of:=[.E2]/[.B2]" office:value-type="float" office:value="31.778156996587">
            <text:p>31,7782</text:p>
          </table:table-cell>
          <table:table-cell office:value-type="float" office:value="1">
            <text:p>1,0000</text:p>
          </table:table-cell>
          <table:table-cell office:value-type="string">
            <text:p>Wind</text:p>
          </table:table-cell>
          <table:table-cell office:value-type="string">
            <text:p>off</text:p>
          </table:table-cell>
          <table:table-cell office:value-type="float" office:value="0">
            <text:p>0</text:p>
          </table:table-cell>
          <table:table-cell office:value-type="float" office:value="1">
            <text:p>1,0000</text:p>
          </table:table-cell>
          <table:table-cell table:formula="of:=[.F2]*[.K2]" office:value-type="float" office:value="31.778156996587">
            <text:p>31,7782</text:p>
          </table:table-cell>
          <table:table-cell table:number-columns-repeated="3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float" office:value="2390">
            <text:p>2390</text:p>
          </table:table-cell>
          <table:table-cell office:value-type="float" office:value="176">
            <text:p>176</text:p>
          </table:table-cell>
          <table:table-cell office:value-type="string">
            <text:p>Shadow Cutter</text:p>
          </table:table-cell>
          <table:table-cell office:value-type="float" office:value="7918">
            <text:p>7918</text:p>
          </table:table-cell>
          <table:table-cell table:formula="of:=[.D3]-[.A3]" office:value-type="float" office:value="5528">
            <text:p>5528</text:p>
          </table:table-cell>
          <table:table-cell table:formula="of:=[.E3]/[.B3]" office:value-type="float" office:value="31.4090909090909">
            <text:p>31,4091</text:p>
          </table:table-cell>
          <table:table-cell office:value-type="float" office:value="1">
            <text:p>1,0000</text:p>
          </table:table-cell>
          <table:table-cell office:value-type="string">
            <text:p>Wind </text:p>
          </table:table-cell>
          <table:table-cell office:value-type="string">
            <text:p>off</text:p>
          </table:table-cell>
          <table:table-cell office:value-type="float" office:value="0">
            <text:p>0</text:p>
          </table:table-cell>
          <table:table-cell office:value-type="float" office:value="1">
            <text:p>1,0000</text:p>
          </table:table-cell>
          <table:table-cell table:formula="of:=[.F3]*[.K3]" office:value-type="float" office:value="31.4090909090909">
            <text:p>31,4091</text:p>
          </table:table-cell>
          <table:table-cell table:number-columns-repeated="3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float" office:value="2390">
            <text:p>2390</text:p>
          </table:table-cell>
          <table:table-cell office:value-type="float" office:value="176">
            <text:p>176</text:p>
          </table:table-cell>
          <table:table-cell office:value-type="string">
            <text:p>Shadow Stormer</text:p>
          </table:table-cell>
          <table:table-cell office:value-type="float" office:value="7918">
            <text:p>7918</text:p>
          </table:table-cell>
          <table:table-cell table:formula="of:=[.D4]-[.A4]" office:value-type="float" office:value="5528">
            <text:p>5528</text:p>
          </table:table-cell>
          <table:table-cell table:formula="of:=[.E4]/[.B4]" office:value-type="float" office:value="31.4090909090909">
            <text:p>31,4091</text:p>
          </table:table-cell>
          <table:table-cell office:value-type="float" office:value="1">
            <text:p>1,0000</text:p>
          </table:table-cell>
          <table:table-cell office:value-type="string">
            <text:p>Wind</text:p>
          </table:table-cell>
          <table:table-cell office:value-type="string">
            <text:p>off</text:p>
          </table:table-cell>
          <table:table-cell office:value-type="float" office:value="0">
            <text:p>0</text:p>
          </table:table-cell>
          <table:table-cell office:value-type="float" office:value="1">
            <text:p>1,0000</text:p>
          </table:table-cell>
          <table:table-cell table:formula="of:=[.F4]*[.K4]" office:value-type="float" office:value="31.4090909090909">
            <text:p>31,4091</text:p>
          </table:table-cell>
          <table:table-cell table:number-columns-repeated="3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float" office:value="2390">
            <text:p>2390</text:p>
          </table:table-cell>
          <table:table-cell office:value-type="float" office:value="236">
            <text:p>236</text:p>
          </table:table-cell>
          <table:table-cell office:value-type="string">
            <text:p>+7 Shadow Stormer</text:p>
          </table:table-cell>
          <table:table-cell office:value-type="float" office:value="9858">
            <text:p>9858</text:p>
          </table:table-cell>
          <table:table-cell table:formula="of:=[.D5]-[.A5]" office:value-type="float" office:value="7468">
            <text:p>7468</text:p>
          </table:table-cell>
          <table:table-cell table:formula="of:=[.E5]/[.B5]" office:value-type="float" office:value="31.6440677966102">
            <text:p>31,6441</text:p>
          </table:table-cell>
          <table:table-cell office:value-type="float" office:value="1">
            <text:p>1,0000</text:p>
          </table:table-cell>
          <table:table-cell office:value-type="string">
            <text:p>Wind</text:p>
          </table:table-cell>
          <table:table-cell office:value-type="string">
            <text:p>off</text:p>
          </table:table-cell>
          <table:table-cell office:value-type="float" office:value="0">
            <text:p>0</text:p>
          </table:table-cell>
          <table:table-cell office:value-type="float" office:value="1">
            <text:p>1,0000</text:p>
          </table:table-cell>
          <table:table-cell table:formula="of:=[.F5]*[.K5]" office:value-type="float" office:value="31.6440677966102">
            <text:p>31,6441</text:p>
          </table:table-cell>
          <table:table-cell table:number-columns-repeated="3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float" office:value="2390">
            <text:p>2390</text:p>
          </table:table-cell>
          <table:table-cell office:value-type="float" office:value="134">
            <text:p>134</text:p>
          </table:table-cell>
          <table:table-cell office:value-type="string">
            <text:p>Spirit Staff (B)</text:p>
          </table:table-cell>
          <table:table-cell office:value-type="float" office:value="6561">
            <text:p>6561</text:p>
          </table:table-cell>
          <table:table-cell table:formula="of:=[.D6]-[.A6]" office:value-type="float" office:value="4171">
            <text:p>4171</text:p>
          </table:table-cell>
          <table:table-cell table:formula="of:=[.E6]/[.B6]" office:value-type="float" office:value="31.1268656716418">
            <text:p>31,1269</text:p>
          </table:table-cell>
          <table:table-cell office:value-type="float" office:value="1">
            <text:p>1,0000</text:p>
          </table:table-cell>
          <table:table-cell office:value-type="string">
            <text:p>Wind</text:p>
          </table:table-cell>
          <table:table-cell office:value-type="string">
            <text:p>off</text:p>
          </table:table-cell>
          <table:table-cell office:value-type="float" office:value="0">
            <text:p>0</text:p>
          </table:table-cell>
          <table:table-cell office:value-type="float" office:value="1">
            <text:p>1,0000</text:p>
          </table:table-cell>
          <table:table-cell table:formula="of:=[.F6]*[.K6]" office:value-type="float" office:value="31.1268656716418">
            <text:p>31,1269</text:p>
          </table:table-cell>
          <table:table-cell table:number-columns-repeated="3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float" office:value="2390">
            <text:p>2390</text:p>
          </table:table-cell>
          <table:table-cell office:value-type="float" office:value="532">
            <text:p>532</text:p>
          </table:table-cell>
          <table:table-cell office:value-type="string">
            <text:p>E Shadow Retri</text:p>
          </table:table-cell>
          <table:table-cell office:value-type="float" office:value="21550">
            <text:p>21550</text:p>
          </table:table-cell>
          <table:table-cell table:formula="of:=[.D7]-[.A7]" office:value-type="float" office:value="19160">
            <text:p>19160</text:p>
          </table:table-cell>
          <table:table-cell table:formula="of:=[.E7]/[.B7]" office:value-type="float" office:value="36.015037593985">
            <text:p>36,0150</text:p>
          </table:table-cell>
          <table:table-cell table:formula="of:=[.F7]/AVERAGE([.F2:.F6])" office:value-type="float" office:value="1.14429884535372">
            <text:p>1,1443</text:p>
          </table:table-cell>
          <table:table-cell office:value-type="string">
            <text:p>Wind</text:p>
          </table:table-cell>
          <table:table-cell office:value-type="string">
            <text:p>off</text:p>
          </table:table-cell>
          <table:table-cell office:value-type="float" office:value="0">
            <text:p>0</text:p>
          </table:table-cell>
          <table:table-cell office:value-type="float" office:value="1.1">
            <text:p>1,1000</text:p>
          </table:table-cell>
          <table:table-cell table:formula="of:=[.F7]*[.K7]" office:value-type="float" office:value="39.6165413533835">
            <text:p>39,6165</text:p>
          </table:table-cell>
          <table:table-cell table:number-columns-repeated="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2429">
            <text:p>2429</text:p>
          </table:table-cell>
          <table:table-cell office:value-type="float" office:value="293">
            <text:p>293</text:p>
          </table:table-cell>
          <table:table-cell office:value-type="string">
            <text:p>Apo Buster</text:p>
          </table:table-cell>
          <table:table-cell office:value-type="float" office:value="13602">
            <text:p>13602</text:p>
          </table:table-cell>
          <table:table-cell table:formula="of:=[.D9]-[.A9]" office:value-type="float" office:value="11173">
            <text:p>11173</text:p>
          </table:table-cell>
          <table:table-cell table:formula="of:=[.E9]/[.B9]" office:value-type="float" office:value="38.1331058020478">
            <text:p>38,1331</text:p>
          </table:table-cell>
          <table:table-cell table:formula="of:=[.F9]/[.F2]" office:value-type="float" office:value="1.19997852003007">
            <text:p>1,2000</text:p>
          </table:table-cell>
          <table:table-cell office:value-type="string">
            <text:p>Fire</text:p>
          </table:table-cell>
          <table:table-cell office:value-type="string">
            <text:p>off</text:p>
          </table:table-cell>
          <table:table-cell office:value-type="float" office:value="0">
            <text:p>0</text:p>
          </table:table-cell>
          <table:table-cell office:value-type="float" office:value="1.2">
            <text:p>1,2000</text:p>
          </table:table-cell>
          <table:table-cell table:formula="of:=[.F2]*[.K9]" office:value-type="float" office:value="38.1337883959044">
            <text:p>38,1338</text:p>
          </table:table-cell>
          <table:table-cell table:number-columns-repeated="3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float" office:value="2429">
            <text:p>2429</text:p>
          </table:table-cell>
          <table:table-cell office:value-type="float" office:value="176">
            <text:p>176</text:p>
          </table:table-cell>
          <table:table-cell office:value-type="string">
            <text:p>Shadow Cutter</text:p>
          </table:table-cell>
          <table:table-cell office:value-type="float" office:value="9063">
            <text:p>9063</text:p>
          </table:table-cell>
          <table:table-cell table:formula="of:=[.D10]-[.A10]" office:value-type="float" office:value="6634">
            <text:p>6634</text:p>
          </table:table-cell>
          <table:table-cell table:formula="of:=[.E10]/[.B10]" office:value-type="float" office:value="37.6931818181818">
            <text:p>37,6932</text:p>
          </table:table-cell>
          <table:table-cell table:formula="of:=[.F10]/[.F3]" office:value-type="float" office:value="1.20007235890014">
            <text:p>1,2001</text:p>
          </table:table-cell>
          <table:table-cell office:value-type="string">
            <text:p>Fire</text:p>
          </table:table-cell>
          <table:table-cell office:value-type="string">
            <text:p>off</text:p>
          </table:table-cell>
          <table:table-cell office:value-type="float" office:value="0">
            <text:p>0</text:p>
          </table:table-cell>
          <table:table-cell office:value-type="float" office:value="1.2">
            <text:p>1,2000</text:p>
          </table:table-cell>
          <table:table-cell table:formula="of:=[.F3]*[.K10]" office:value-type="float" office:value="37.6909090909091">
            <text:p>37,6909</text:p>
          </table:table-cell>
          <table:table-cell table:number-columns-repeated="3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float" office:value="2429">
            <text:p>2429</text:p>
          </table:table-cell>
          <table:table-cell office:value-type="float" office:value="176">
            <text:p>176</text:p>
          </table:table-cell>
          <table:table-cell office:value-type="string">
            <text:p>Shadow Stormer</text:p>
          </table:table-cell>
          <table:table-cell office:value-type="float" office:value="9063">
            <text:p>9063</text:p>
          </table:table-cell>
          <table:table-cell table:formula="of:=[.D11]-[.A11]" office:value-type="float" office:value="6634">
            <text:p>6634</text:p>
          </table:table-cell>
          <table:table-cell table:formula="of:=[.E11]/[.B11]" office:value-type="float" office:value="37.6931818181818">
            <text:p>37,6932</text:p>
          </table:table-cell>
          <table:table-cell table:formula="of:=[.F11]/[.F4]" office:value-type="float" office:value="1.20007235890014">
            <text:p>1,2001</text:p>
          </table:table-cell>
          <table:table-cell office:value-type="string">
            <text:p>Fire</text:p>
          </table:table-cell>
          <table:table-cell office:value-type="string">
            <text:p>off</text:p>
          </table:table-cell>
          <table:table-cell office:value-type="float" office:value="0">
            <text:p>0</text:p>
          </table:table-cell>
          <table:table-cell office:value-type="float" office:value="1.2">
            <text:p>1,2000</text:p>
          </table:table-cell>
          <table:table-cell table:formula="of:=[.F4]*[.K11]" office:value-type="float" office:value="37.6909090909091">
            <text:p>37,6909</text:p>
          </table:table-cell>
          <table:table-cell table:number-columns-repeated="3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float" office:value="2429">
            <text:p>2429</text:p>
          </table:table-cell>
          <table:table-cell office:value-type="float" office:value="236">
            <text:p>236</text:p>
          </table:table-cell>
          <table:table-cell office:value-type="string">
            <text:p>+7 Shadow Stormer</text:p>
          </table:table-cell>
          <table:table-cell office:value-type="float" office:value="11390">
            <text:p>11390</text:p>
          </table:table-cell>
          <table:table-cell table:formula="of:=[.D12]-[.A12]" office:value-type="float" office:value="8961">
            <text:p>8961</text:p>
          </table:table-cell>
          <table:table-cell table:formula="of:=[.E12]/[.B12]" office:value-type="float" office:value="37.9703389830508">
            <text:p>37,9703</text:p>
          </table:table-cell>
          <table:table-cell table:formula="of:=[.F12]/[.F5]" office:value-type="float" office:value="1.19991965720407">
            <text:p>1,1999</text:p>
          </table:table-cell>
          <table:table-cell office:value-type="string">
            <text:p>Fire</text:p>
          </table:table-cell>
          <table:table-cell office:value-type="string">
            <text:p>off</text:p>
          </table:table-cell>
          <table:table-cell office:value-type="float" office:value="0">
            <text:p>0</text:p>
          </table:table-cell>
          <table:table-cell office:value-type="float" office:value="1.2">
            <text:p>1,2000</text:p>
          </table:table-cell>
          <table:table-cell table:formula="of:=[.F5]*[.K12]" office:value-type="float" office:value="37.9728813559322">
            <text:p>37,9729</text:p>
          </table:table-cell>
          <table:table-cell table:number-columns-repeated="3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float" office:value="2429">
            <text:p>2429</text:p>
          </table:table-cell>
          <table:table-cell office:value-type="float" office:value="134">
            <text:p>134</text:p>
          </table:table-cell>
          <table:table-cell office:value-type="string">
            <text:p>Spirit Staff (B)</text:p>
          </table:table-cell>
          <table:table-cell office:value-type="float" office:value="7434">
            <text:p>7434</text:p>
          </table:table-cell>
          <table:table-cell table:formula="of:=[.D13]-[.A13]" office:value-type="float" office:value="5005">
            <text:p>5005</text:p>
          </table:table-cell>
          <table:table-cell table:formula="of:=[.E13]/[.B13]" office:value-type="float" office:value="37.3507462686567">
            <text:p>37,3507</text:p>
          </table:table-cell>
          <table:table-cell table:formula="of:=[.F13]/[.F6]" office:value-type="float" office:value="1.19995204986814">
            <text:p>1,2000</text:p>
          </table:table-cell>
          <table:table-cell office:value-type="string">
            <text:p>Fire</text:p>
          </table:table-cell>
          <table:table-cell office:value-type="string">
            <text:p>off</text:p>
          </table:table-cell>
          <table:table-cell office:value-type="float" office:value="0">
            <text:p>0</text:p>
          </table:table-cell>
          <table:table-cell office:value-type="float" office:value="1.2">
            <text:p>1,2000</text:p>
          </table:table-cell>
          <table:table-cell table:formula="of:=[.F6]*[.K13]" office:value-type="float" office:value="37.3522388059701">
            <text:p>37,3522</text:p>
          </table:table-cell>
          <table:table-cell table:number-columns-repeated="3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float" office:value="2429">
            <text:p>2429</text:p>
          </table:table-cell>
          <table:table-cell office:value-type="float" office:value="532">
            <text:p>532</text:p>
          </table:table-cell>
          <table:table-cell office:value-type="string">
            <text:p>E Shadow Retri</text:p>
          </table:table-cell>
          <table:table-cell office:value-type="float" office:value="24941">
            <text:p>24941</text:p>
          </table:table-cell>
          <table:table-cell table:formula="of:=[.D14]-[.A14]" office:value-type="float" office:value="22512">
            <text:p>22512</text:p>
          </table:table-cell>
          <table:table-cell table:formula="of:=[.E14]/[.B14]" office:value-type="float" office:value="42.3157894736842">
            <text:p>42,3158</text:p>
          </table:table-cell>
          <table:table-cell table:formula="of:=[.F14]/[.F7]" office:value-type="float" office:value="1.17494780793319">
            <text:p>1,1749</text:p>
          </table:table-cell>
          <table:table-cell office:value-type="string">
            <text:p>Fire</text:p>
          </table:table-cell>
          <table:table-cell office:value-type="string">
            <text:p>off</text:p>
          </table:table-cell>
          <table:table-cell office:value-type="float" office:value="0">
            <text:p>0</text:p>
          </table:table-cell>
          <table:table-cell table:formula="of:=1.2*1.1" office:value-type="float" office:value="1.32">
            <text:p>1,3200</text:p>
          </table:table-cell>
          <table:table-cell table:formula="of:=[.F7]*[.K14]" office:value-type="float" office:value="47.5398496240602">
            <text:p>47,5398</text:p>
          </table:table-cell>
          <table:table-cell table:number-columns-repeated="3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/>
          <table:table-cell/>
          <table:table-cell table:formula="of:=[.D15]-[.A15]" office:value-type="float" office:value="0">
            <text:p>0</text:p>
          </table:table-cell>
          <table:table-cell table:number-columns-repeated="8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429">
            <text:p>2429</text:p>
          </table:table-cell>
          <table:table-cell office:value-type="float" office:value="293">
            <text:p>293</text:p>
          </table:table-cell>
          <table:table-cell office:value-type="string">
            <text:p>Apo Buster</text:p>
          </table:table-cell>
          <table:table-cell office:value-type="float" office:value="14077">
            <text:p>14077</text:p>
          </table:table-cell>
          <table:table-cell table:formula="of:=[.D16]-[.A16]" office:value-type="float" office:value="11648">
            <text:p>11648</text:p>
          </table:table-cell>
          <table:table-cell table:formula="of:=[.E16]/[.B16]" office:value-type="float" office:value="39.7542662116041">
            <text:p>39,7543</text:p>
          </table:table-cell>
          <table:table-cell table:formula="of:=[.F16]/[.F2]" office:value-type="float" office:value="1.25099344860917">
            <text:p>1,2510</text:p>
          </table:table-cell>
          <table:table-cell office:value-type="string">
            <text:p>Wind</text:p>
          </table:table-cell>
          <table:table-cell office:value-type="string">
            <text:p>on</text:p>
          </table:table-cell>
          <table:table-cell office:value-type="float" office:value="0">
            <text:p>0</text:p>
          </table:table-cell>
          <table:table-cell office:value-type="float" office:value="1.25">
            <text:p>1,2500</text:p>
          </table:table-cell>
          <table:table-cell table:formula="of:=[.F2]*[.K16]" office:value-type="float" office:value="39.7226962457338">
            <text:p>39,7227</text:p>
          </table:table-cell>
          <table:table-cell table:number-columns-repeated="3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float" office:value="2429">
            <text:p>2429</text:p>
          </table:table-cell>
          <table:table-cell office:value-type="float" office:value="176">
            <text:p>176</text:p>
          </table:table-cell>
          <table:table-cell office:value-type="string">
            <text:p>Shadow Cutter</text:p>
          </table:table-cell>
          <table:table-cell office:value-type="float" office:value="9349">
            <text:p>9349</text:p>
          </table:table-cell>
          <table:table-cell table:formula="of:=[.D17]-[.A17]" office:value-type="float" office:value="6920">
            <text:p>6920</text:p>
          </table:table-cell>
          <table:table-cell table:formula="of:=[.E17]/[.B17]" office:value-type="float" office:value="39.3181818181818">
            <text:p>39,3182</text:p>
          </table:table-cell>
          <table:table-cell table:formula="of:=[.F17]/[.F3]" office:value-type="float" office:value="1.25180897250362">
            <text:p>1,2518</text:p>
          </table:table-cell>
          <table:table-cell office:value-type="string">
            <text:p>Wind</text:p>
          </table:table-cell>
          <table:table-cell office:value-type="string">
            <text:p>on</text:p>
          </table:table-cell>
          <table:table-cell office:value-type="float" office:value="0">
            <text:p>0</text:p>
          </table:table-cell>
          <table:table-cell office:value-type="float" office:value="1.25">
            <text:p>1,2500</text:p>
          </table:table-cell>
          <table:table-cell table:formula="of:=[.F3]*[.K17]" office:value-type="float" office:value="39.2613636363636">
            <text:p>39,2614</text:p>
          </table:table-cell>
          <table:table-cell table:number-columns-repeated="3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float" office:value="2429">
            <text:p>2429</text:p>
          </table:table-cell>
          <table:table-cell office:value-type="float" office:value="176">
            <text:p>176</text:p>
          </table:table-cell>
          <table:table-cell office:value-type="string">
            <text:p>Shadow Stormer</text:p>
          </table:table-cell>
          <table:table-cell office:value-type="float" office:value="9349">
            <text:p>9349</text:p>
          </table:table-cell>
          <table:table-cell table:formula="of:=[.D18]-[.A18]" office:value-type="float" office:value="6920">
            <text:p>6920</text:p>
          </table:table-cell>
          <table:table-cell table:formula="of:=[.E18]/[.B18]" office:value-type="float" office:value="39.3181818181818">
            <text:p>39,3182</text:p>
          </table:table-cell>
          <table:table-cell table:formula="of:=[.F18]/[.F4]" office:value-type="float" office:value="1.25180897250362">
            <text:p>1,2518</text:p>
          </table:table-cell>
          <table:table-cell office:value-type="string">
            <text:p>Wind</text:p>
          </table:table-cell>
          <table:table-cell office:value-type="string">
            <text:p>on</text:p>
          </table:table-cell>
          <table:table-cell office:value-type="float" office:value="0">
            <text:p>0</text:p>
          </table:table-cell>
          <table:table-cell office:value-type="float" office:value="1.25">
            <text:p>1,2500</text:p>
          </table:table-cell>
          <table:table-cell table:formula="of:=[.F4]*[.K18]" office:value-type="float" office:value="39.2613636363636">
            <text:p>39,2614</text:p>
          </table:table-cell>
          <table:table-cell table:number-columns-repeated="3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float" office:value="2429">
            <text:p>2429</text:p>
          </table:table-cell>
          <table:table-cell office:value-type="float" office:value="236">
            <text:p>236</text:p>
          </table:table-cell>
          <table:table-cell office:value-type="string">
            <text:p>+7 Shadow Stormer</text:p>
          </table:table-cell>
          <table:table-cell office:value-type="float" office:value="11774">
            <text:p>11774</text:p>
          </table:table-cell>
          <table:table-cell table:formula="of:=[.D19]-[.A19]" office:value-type="float" office:value="9345">
            <text:p>9345</text:p>
          </table:table-cell>
          <table:table-cell table:formula="of:=[.E19]/[.B19]" office:value-type="float" office:value="39.5974576271186">
            <text:p>39,5975</text:p>
          </table:table-cell>
          <table:table-cell table:formula="of:=[.F19]/[.F5]" office:value-type="float" office:value="1.25133904659882">
            <text:p>1,2513</text:p>
          </table:table-cell>
          <table:table-cell office:value-type="string">
            <text:p>Wind</text:p>
          </table:table-cell>
          <table:table-cell office:value-type="string">
            <text:p>on</text:p>
          </table:table-cell>
          <table:table-cell office:value-type="float" office:value="0">
            <text:p>0</text:p>
          </table:table-cell>
          <table:table-cell office:value-type="float" office:value="1.25">
            <text:p>1,2500</text:p>
          </table:table-cell>
          <table:table-cell table:formula="of:=[.F5]*[.K19]" office:value-type="float" office:value="39.5550847457627">
            <text:p>39,5551</text:p>
          </table:table-cell>
          <table:table-cell table:number-columns-repeated="3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float" office:value="2390">
            <text:p>2390</text:p>
          </table:table-cell>
          <table:table-cell office:value-type="float" office:value="134">
            <text:p>134</text:p>
          </table:table-cell>
          <table:table-cell office:value-type="string">
            <text:p>Spirit Staff (B)</text:p>
          </table:table-cell>
          <table:table-cell office:value-type="float" office:value="7652">
            <text:p>7652</text:p>
          </table:table-cell>
          <table:table-cell table:formula="of:=[.D20]-[.A20]" office:value-type="float" office:value="5262">
            <text:p>5262</text:p>
          </table:table-cell>
          <table:table-cell table:formula="of:=[.E20]/[.B20]" office:value-type="float" office:value="39.2686567164179">
            <text:p>39,2687</text:p>
          </table:table-cell>
          <table:table-cell table:formula="of:=[.F20]/[.F6]" office:value-type="float" office:value="1.26156796931192">
            <text:p>1,2616</text:p>
          </table:table-cell>
          <table:table-cell office:value-type="string">
            <text:p>Wind</text:p>
          </table:table-cell>
          <table:table-cell office:value-type="string">
            <text:p>on</text:p>
          </table:table-cell>
          <table:table-cell office:value-type="float" office:value="0">
            <text:p>0</text:p>
          </table:table-cell>
          <table:table-cell office:value-type="float" office:value="1.25">
            <text:p>1,2500</text:p>
          </table:table-cell>
          <table:table-cell table:formula="of:=[.F6]*[.K20]" office:value-type="float" office:value="38.9085820895522">
            <text:p>38,9086</text:p>
          </table:table-cell>
          <table:table-cell table:number-columns-repeated="3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float" office:value="2390">
            <text:p>2390</text:p>
          </table:table-cell>
          <table:table-cell office:value-type="float" office:value="532">
            <text:p>532</text:p>
          </table:table-cell>
          <table:table-cell office:value-type="string">
            <text:p>E Shadow Retri</text:p>
          </table:table-cell>
          <table:table-cell office:value-type="float" office:value="25889">
            <text:p>25889</text:p>
          </table:table-cell>
          <table:table-cell table:formula="of:=[.D21]-[.A21]" office:value-type="float" office:value="23499">
            <text:p>23499</text:p>
          </table:table-cell>
          <table:table-cell table:formula="of:=[.E21]/[.B21]" office:value-type="float" office:value="44.171052631579">
            <text:p>44,1711</text:p>
          </table:table-cell>
          <table:table-cell table:formula="of:=[.F21]/[.F7]" office:value-type="float" office:value="1.22646137787056">
            <text:p>1,2265</text:p>
          </table:table-cell>
          <table:table-cell office:value-type="string">
            <text:p>Wind</text:p>
          </table:table-cell>
          <table:table-cell office:value-type="string">
            <text:p>on</text:p>
          </table:table-cell>
          <table:table-cell office:value-type="float" office:value="0">
            <text:p>0</text:p>
          </table:table-cell>
          <table:table-cell table:formula="of:=1.25*1.1" office:value-type="float" office:value="1.375">
            <text:p>1,3750</text:p>
          </table:table-cell>
          <table:table-cell table:formula="of:=[.F7]*[.K21]" office:value-type="float" office:value="49.5206766917293">
            <text:p>49,5207</text:p>
          </table:table-cell>
          <table:table-cell table:number-columns-repeated="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2487">
            <text:p>2487</text:p>
          </table:table-cell>
          <table:table-cell office:value-type="float" office:value="293">
            <text:p>293</text:p>
          </table:table-cell>
          <table:table-cell office:value-type="string">
            <text:p>Apo Buster</text:p>
          </table:table-cell>
          <table:table-cell office:value-type="float" office:value="16453">
            <text:p>16453</text:p>
          </table:table-cell>
          <table:table-cell table:formula="of:=[.D23]-[.A23]" office:value-type="float" office:value="13966">
            <text:p>13966</text:p>
          </table:table-cell>
          <table:table-cell table:formula="of:=[.E23]/[.B23]" office:value-type="float" office:value="47.6655290102389">
            <text:p>47,6655</text:p>
          </table:table-cell>
          <table:table-cell table:formula="of:=[.F23]/[.F2]" office:value-type="float" office:value="1.49994630007518">
            <text:p>1,4999</text:p>
          </table:table-cell>
          <table:table-cell office:value-type="string">
            <text:p>Fire</text:p>
          </table:table-cell>
          <table:table-cell office:value-type="string">
            <text:p>on</text:p>
          </table:table-cell>
          <table:table-cell office:value-type="float" office:value="0">
            <text:p>0</text:p>
          </table:table-cell>
          <table:table-cell table:formula="of:=1.2*1.25" office:value-type="float" office:value="1.5">
            <text:p>1,5000</text:p>
          </table:table-cell>
          <table:table-cell table:formula="of:=[.F2]*[.K23]" office:value-type="float" office:value="47.6672354948805">
            <text:p>47,6672</text:p>
          </table:table-cell>
          <table:table-cell table:number-columns-repeated="3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float" office:value="2487">
            <text:p>2487</text:p>
          </table:table-cell>
          <table:table-cell office:value-type="float" office:value="176">
            <text:p>176</text:p>
          </table:table-cell>
          <table:table-cell office:value-type="string">
            <text:p>Shadow Cutter</text:p>
          </table:table-cell>
          <table:table-cell office:value-type="float" office:value="10779">
            <text:p>10779</text:p>
          </table:table-cell>
          <table:table-cell table:formula="of:=[.D24]-[.A24]" office:value-type="float" office:value="8292">
            <text:p>8292</text:p>
          </table:table-cell>
          <table:table-cell table:formula="of:=[.E24]/[.B24]" office:value-type="float" office:value="47.1136363636364">
            <text:p>47,1136</text:p>
          </table:table-cell>
          <table:table-cell table:formula="of:=[.F24]/[.F3]" office:value-type="float" office:value="1.5">
            <text:p>1,5000</text:p>
          </table:table-cell>
          <table:table-cell office:value-type="string">
            <text:p>Fire</text:p>
          </table:table-cell>
          <table:table-cell office:value-type="string">
            <text:p>on</text:p>
          </table:table-cell>
          <table:table-cell office:value-type="float" office:value="0">
            <text:p>0</text:p>
          </table:table-cell>
          <table:table-cell table:formula="of:=1.2*1.25" office:value-type="float" office:value="1.5">
            <text:p>1,5000</text:p>
          </table:table-cell>
          <table:table-cell table:formula="of:=[.F3]*[.K24]" office:value-type="float" office:value="47.1136363636364">
            <text:p>47,1136</text:p>
          </table:table-cell>
          <table:table-cell table:number-columns-repeated="3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float" office:value="2487">
            <text:p>2487</text:p>
          </table:table-cell>
          <table:table-cell office:value-type="float" office:value="176">
            <text:p>176</text:p>
          </table:table-cell>
          <table:table-cell office:value-type="string">
            <text:p>Shadow Stormer</text:p>
          </table:table-cell>
          <table:table-cell office:value-type="float" office:value="10779">
            <text:p>10779</text:p>
          </table:table-cell>
          <table:table-cell table:formula="of:=[.D25]-[.A25]" office:value-type="float" office:value="8292">
            <text:p>8292</text:p>
          </table:table-cell>
          <table:table-cell table:formula="of:=[.E25]/[.B25]" office:value-type="float" office:value="47.1136363636364">
            <text:p>47,1136</text:p>
          </table:table-cell>
          <table:table-cell table:formula="of:=[.F25]/[.F4]" office:value-type="float" office:value="1.5">
            <text:p>1,5000</text:p>
          </table:table-cell>
          <table:table-cell office:value-type="string">
            <text:p>Fire</text:p>
          </table:table-cell>
          <table:table-cell office:value-type="string">
            <text:p>on</text:p>
          </table:table-cell>
          <table:table-cell office:value-type="float" office:value="0">
            <text:p>0</text:p>
          </table:table-cell>
          <table:table-cell table:formula="of:=1.2*1.25" office:value-type="float" office:value="1.5">
            <text:p>1,5000</text:p>
          </table:table-cell>
          <table:table-cell table:formula="of:=[.F4]*[.K25]" office:value-type="float" office:value="47.1136363636364">
            <text:p>47,1136</text:p>
          </table:table-cell>
          <table:table-cell table:number-columns-repeated="3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float" office:value="2487">
            <text:p>2487</text:p>
          </table:table-cell>
          <table:table-cell office:value-type="float" office:value="236">
            <text:p>236</text:p>
          </table:table-cell>
          <table:table-cell office:value-type="string">
            <text:p>+7 Shadow Stormer</text:p>
          </table:table-cell>
          <table:table-cell office:value-type="float" office:value="13689">
            <text:p>13689</text:p>
          </table:table-cell>
          <table:table-cell table:formula="of:=[.D26]-[.A26]" office:value-type="float" office:value="11202">
            <text:p>11202</text:p>
          </table:table-cell>
          <table:table-cell table:formula="of:=[.E26]/[.B26]" office:value-type="float" office:value="47.4661016949153">
            <text:p>47,4661</text:p>
          </table:table-cell>
          <table:table-cell table:formula="of:=[.F26]/[.F5]" office:value-type="float" office:value="1.5">
            <text:p>1,5000</text:p>
          </table:table-cell>
          <table:table-cell office:value-type="string">
            <text:p>Fire</text:p>
          </table:table-cell>
          <table:table-cell office:value-type="string">
            <text:p>on</text:p>
          </table:table-cell>
          <table:table-cell office:value-type="float" office:value="0">
            <text:p>0</text:p>
          </table:table-cell>
          <table:table-cell table:formula="of:=1.2*1.25" office:value-type="float" office:value="1.5">
            <text:p>1,5000</text:p>
          </table:table-cell>
          <table:table-cell table:formula="of:=[.F5]*[.K26]" office:value-type="float" office:value="47.4661016949153">
            <text:p>47,4661</text:p>
          </table:table-cell>
          <table:table-cell table:number-columns-repeated="3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float" office:value="2487">
            <text:p>2487</text:p>
          </table:table-cell>
          <table:table-cell office:value-type="float" office:value="134">
            <text:p>134</text:p>
          </table:table-cell>
          <table:table-cell office:value-type="string">
            <text:p>Spirit Staff (B)</text:p>
          </table:table-cell>
          <table:table-cell office:value-type="float" office:value="8743">
            <text:p>8743</text:p>
          </table:table-cell>
          <table:table-cell table:formula="of:=[.D27]-[.A27]" office:value-type="float" office:value="6256">
            <text:p>6256</text:p>
          </table:table-cell>
          <table:table-cell table:formula="of:=[.E27]/[.B27]" office:value-type="float" office:value="46.6865671641791">
            <text:p>46,6866</text:p>
          </table:table-cell>
          <table:table-cell table:formula="of:=[.F27]/[.F6]" office:value-type="float" office:value="1.49988012467034">
            <text:p>1,4999</text:p>
          </table:table-cell>
          <table:table-cell office:value-type="string">
            <text:p>Fire</text:p>
          </table:table-cell>
          <table:table-cell office:value-type="string">
            <text:p>on</text:p>
          </table:table-cell>
          <table:table-cell office:value-type="float" office:value="0">
            <text:p>0</text:p>
          </table:table-cell>
          <table:table-cell table:formula="of:=1.2*1.25" office:value-type="float" office:value="1.5">
            <text:p>1,5000</text:p>
          </table:table-cell>
          <table:table-cell table:formula="of:=[.F6]*[.K27]" office:value-type="float" office:value="46.6902985074627">
            <text:p>46,6903</text:p>
          </table:table-cell>
          <table:table-cell table:number-columns-repeated="3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float" office:value="2487">
            <text:p>2487</text:p>
          </table:table-cell>
          <table:table-cell office:value-type="float" office:value="532">
            <text:p>532</text:p>
          </table:table-cell>
          <table:table-cell office:value-type="string">
            <text:p>E Shadow Retri</text:p>
          </table:table-cell>
          <table:table-cell office:value-type="float" office:value="30627">
            <text:p>30627</text:p>
          </table:table-cell>
          <table:table-cell table:formula="of:=[.D28]-[.A28]" office:value-type="float" office:value="28140">
            <text:p>28140</text:p>
          </table:table-cell>
          <table:table-cell table:formula="of:=[.E28]/[.B28]" office:value-type="float" office:value="52.8947368421053">
            <text:p>52,8947</text:p>
          </table:table-cell>
          <table:table-cell table:formula="of:=[.F28]/[.F7]" office:value-type="float" office:value="1.46868475991649">
            <text:p>1,4687</text:p>
          </table:table-cell>
          <table:table-cell office:value-type="string">
            <text:p>Fire</text:p>
          </table:table-cell>
          <table:table-cell office:value-type="string">
            <text:p>on</text:p>
          </table:table-cell>
          <table:table-cell office:value-type="float" office:value="0">
            <text:p>0</text:p>
          </table:table-cell>
          <table:table-cell table:formula="of:=1.2*1.25" office:value-type="float" office:value="1.5">
            <text:p>1,5000</text:p>
          </table:table-cell>
          <table:table-cell table:formula="of:=[.F7]*[.K28]" office:value-type="float" office:value="54.0225563909774">
            <text:p>54,0226</text:p>
          </table:table-cell>
          <table:table-cell table:number-columns-repeated="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2400">
            <text:p>2400</text:p>
          </table:table-cell>
          <table:table-cell office:value-type="float" office:value="293">
            <text:p>293</text:p>
          </table:table-cell>
          <table:table-cell office:value-type="string">
            <text:p>Apo Buster</text:p>
          </table:table-cell>
          <table:table-cell office:value-type="float" office:value="12176">
            <text:p>12176</text:p>
          </table:table-cell>
          <table:table-cell table:formula="of:=[.D30]-[.A30]" office:value-type="float" office:value="9776">
            <text:p>9776</text:p>
          </table:table-cell>
          <table:table-cell table:formula="of:=[.E30]/[.B30]" office:value-type="float" office:value="33.3651877133106">
            <text:p>33,3652</text:p>
          </table:table-cell>
          <table:table-cell table:formula="of:=[.F30]/[.F2]" office:value-type="float" office:value="1.0499409300827">
            <text:p>1,0499</text:p>
          </table:table-cell>
          <table:table-cell office:value-type="string">
            <text:p>Wind</text:p>
          </table:table-cell>
          <table:table-cell office:value-type="string">
            <text:p>off</text:p>
          </table:table-cell>
          <table:table-cell office:value-type="float" office:value="1">
            <text:p>1</text:p>
          </table:table-cell>
          <table:table-cell office:value-type="float" office:value="1.05">
            <text:p>1,0500</text:p>
          </table:table-cell>
          <table:table-cell table:formula="of:=[.F2]*[.K30]" office:value-type="float" office:value="33.3670648464164">
            <text:p>33,3671</text:p>
          </table:table-cell>
          <table:table-cell table:number-columns-repeated="3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float" office:value="2400">
            <text:p>2400</text:p>
          </table:table-cell>
          <table:table-cell office:value-type="float" office:value="176">
            <text:p>176</text:p>
          </table:table-cell>
          <table:table-cell office:value-type="string">
            <text:p>Shadow Cutter</text:p>
          </table:table-cell>
          <table:table-cell office:value-type="float" office:value="8205">
            <text:p>8205</text:p>
          </table:table-cell>
          <table:table-cell table:formula="of:=[.D31]-[.A31]" office:value-type="float" office:value="5805">
            <text:p>5805</text:p>
          </table:table-cell>
          <table:table-cell table:formula="of:=[.E31]/[.B31]" office:value-type="float" office:value="32.9829545454545">
            <text:p>32,9830</text:p>
          </table:table-cell>
          <table:table-cell table:formula="of:=[.F31]/[.F3]" office:value-type="float" office:value="1.05010853835022">
            <text:p>1,0501</text:p>
          </table:table-cell>
          <table:table-cell office:value-type="string">
            <text:p>Wind</text:p>
          </table:table-cell>
          <table:table-cell office:value-type="string">
            <text:p>off</text:p>
          </table:table-cell>
          <table:table-cell office:value-type="float" office:value="1">
            <text:p>1</text:p>
          </table:table-cell>
          <table:table-cell office:value-type="float" office:value="1.05">
            <text:p>1,0500</text:p>
          </table:table-cell>
          <table:table-cell table:formula="of:=[.F3]*[.K31]" office:value-type="float" office:value="32.9795454545455">
            <text:p>32,9795</text:p>
          </table:table-cell>
          <table:table-cell table:number-columns-repeated="3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293">
            <text:p>293</text:p>
          </table:table-cell>
          <table:table-cell office:value-type="string">
            <text:p>Apo Buster</text:p>
          </table:table-cell>
          <table:table-cell office:value-type="float" office:value="17166">
            <text:p>17166</text:p>
          </table:table-cell>
          <table:table-cell table:formula="of:=[.D32]-[.A32]" office:value-type="float" office:value="14664">
            <text:p>14664</text:p>
          </table:table-cell>
          <table:table-cell table:formula="of:=[.E32]/[.B32]" office:value-type="float" office:value="50.0477815699659">
            <text:p>50,0478</text:p>
          </table:table-cell>
          <table:table-cell table:formula="of:=[.F32]/[.F2]" office:value-type="float" office:value="1.57491139512405">
            <text:p>1,5749</text:p>
          </table:table-cell>
          <table:table-cell office:value-type="string">
            <text:p>Fire</text:p>
          </table:table-cell>
          <table:table-cell office:value-type="string">
            <text:p>on</text:p>
          </table:table-cell>
          <table:table-cell office:value-type="float" office:value="1">
            <text:p>1</text:p>
          </table:table-cell>
          <table:table-cell table:formula="of:=1.2*1.25*1.05" office:value-type="float" office:value="1.575">
            <text:p>1,5750</text:p>
          </table:table-cell>
          <table:table-cell table:formula="of:=[.F2]*[.K32]" office:value-type="float" office:value="50.0505972696246">
            <text:p>50,0506</text:p>
          </table:table-cell>
          <table:table-cell table:number-columns-repeated="3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176">
            <text:p>176</text:p>
          </table:table-cell>
          <table:table-cell office:value-type="string">
            <text:p>Shadow Cutter</text:p>
          </table:table-cell>
          <table:table-cell office:value-type="float" office:value="11209">
            <text:p>11209</text:p>
          </table:table-cell>
          <table:table-cell table:formula="of:=[.D33]-[.A33]" office:value-type="float" office:value="8707">
            <text:p>8707</text:p>
          </table:table-cell>
          <table:table-cell table:formula="of:=[.E33]/[.B33]" office:value-type="float" office:value="49.4715909090909">
            <text:p>49,4716</text:p>
          </table:table-cell>
          <table:table-cell table:formula="of:=[.F33]/[.F3]" office:value-type="float" office:value="1.57507235890014">
            <text:p>1,5751</text:p>
          </table:table-cell>
          <table:table-cell office:value-type="string">
            <text:p>Fire</text:p>
          </table:table-cell>
          <table:table-cell office:value-type="string">
            <text:p>on</text:p>
          </table:table-cell>
          <table:table-cell office:value-type="float" office:value="1">
            <text:p>1</text:p>
          </table:table-cell>
          <table:table-cell table:formula="of:=1.2*1.25*1.05" office:value-type="float" office:value="1.575">
            <text:p>1,5750</text:p>
          </table:table-cell>
          <table:table-cell table:formula="of:=[.F3]*[.K33]" office:value-type="float" office:value="49.4693181818182">
            <text:p>49,4693</text:p>
          </table:table-cell>
          <table:table-cell table:number-columns-repeated="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3761">
            <text:p>3761</text:p>
          </table:table-cell>
          <table:table-cell office:value-type="float" office:value="293">
            <text:p>293</text:p>
          </table:table-cell>
          <table:table-cell office:value-type="string">
            <text:p>Apo Buster</text:p>
          </table:table-cell>
          <table:table-cell office:value-type="float" office:value="82703">
            <text:p>82703</text:p>
          </table:table-cell>
          <table:table-cell table:formula="of:=[.D35]-[.A35]" office:value-type="float" office:value="78942">
            <text:p>78942</text:p>
          </table:table-cell>
          <table:table-cell table:formula="of:=[.E35]/[.B35]" office:value-type="float" office:value="269.42662116041">
            <text:p>269,4266</text:p>
          </table:table-cell>
          <table:table-cell table:formula="of:=[.F35]/[.F2]" office:value-type="float" office:value="8.4783589302975">
            <text:p>8,4784</text:p>
          </table:table-cell>
          <table:table-cell office:value-type="string">
            <text:p>Fire</text:p>
          </table:table-cell>
          <table:table-cell office:value-type="string">
            <text:p>on</text:p>
          </table:table-cell>
          <table:table-cell office:value-type="float" office:value="1">
            <text:p>1</text:p>
          </table:table-cell>
          <table:table-cell table:formula="of:=1.97*1.4*1.3*1.25*1.2*1.05" office:value-type="float" office:value="5.647005">
            <text:p>5,6470</text:p>
          </table:table-cell>
          <table:table-cell table:formula="of:=[.F2]*[.K35]" office:value-type="float" office:value="179.451411450512">
            <text:p>179,451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float" office:value="3761">
            <text:p>3761</text:p>
          </table:table-cell>
          <table:table-cell office:value-type="float" office:value="176">
            <text:p>176</text:p>
          </table:table-cell>
          <table:table-cell office:value-type="string">
            <text:p>Shadow Cutter</text:p>
          </table:table-cell>
          <table:table-cell office:value-type="float" office:value="50665">
            <text:p>50665</text:p>
          </table:table-cell>
          <table:table-cell table:formula="of:=[.D36]-[.A36]" office:value-type="float" office:value="46904">
            <text:p>46904</text:p>
          </table:table-cell>
          <table:table-cell table:formula="of:=[.E36]/[.B36]" office:value-type="float" office:value="266.5">
            <text:p>266,5000</text:p>
          </table:table-cell>
          <table:table-cell table:formula="of:=[.F36]/[.F3]" office:value-type="float" office:value="8.48480463096961">
            <text:p>8,4848</text:p>
          </table:table-cell>
          <table:table-cell office:value-type="string">
            <text:p>Fire</text:p>
          </table:table-cell>
          <table:table-cell office:value-type="string">
            <text:p>on</text:p>
          </table:table-cell>
          <table:table-cell office:value-type="float" office:value="1">
            <text:p>1</text:p>
          </table:table-cell>
          <table:table-cell table:formula="of:=1.97*1.4*1.3*1.25*1.2*1.05" office:value-type="float" office:value="5.647005">
            <text:p>5,6470</text:p>
          </table:table-cell>
          <table:table-cell table:formula="of:=[.F3]*[.K36]" office:value-type="float" office:value="177.367293409091">
            <text:p>177,367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float" office:value="3761">
            <text:p>3761</text:p>
          </table:table-cell>
          <table:table-cell office:value-type="float" office:value="176">
            <text:p>176</text:p>
          </table:table-cell>
          <table:table-cell office:value-type="string">
            <text:p>Shadow Stormer</text:p>
          </table:table-cell>
          <table:table-cell office:value-type="float" office:value="48357">
            <text:p>48357</text:p>
          </table:table-cell>
          <table:table-cell table:formula="of:=[.D37]-[.A37]" office:value-type="float" office:value="44596">
            <text:p>44596</text:p>
          </table:table-cell>
          <table:table-cell table:formula="of:=[.E37]/[.B37]" office:value-type="float" office:value="253.386363636364">
            <text:p>253,3864</text:p>
          </table:table-cell>
          <table:table-cell table:formula="of:=[.F37]/[.F4]" office:value-type="float" office:value="8.06729377713459">
            <text:p>8,0673</text:p>
          </table:table-cell>
          <table:table-cell office:value-type="string">
            <text:p>Fire</text:p>
          </table:table-cell>
          <table:table-cell office:value-type="string">
            <text:p>on</text:p>
          </table:table-cell>
          <table:table-cell office:value-type="float" office:value="0">
            <text:p>0</text:p>
          </table:table-cell>
          <table:table-cell table:formula="of:=1.97*1.4*1.3*1.25*1.2" office:value-type="float" office:value="5.3781">
            <text:p>5,3781</text:p>
          </table:table-cell>
          <table:table-cell table:formula="of:=[.F4]*[.K37]" office:value-type="float" office:value="168.921231818182">
            <text:p>168,92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float" office:value="3761">
            <text:p>3761</text:p>
          </table:table-cell>
          <table:table-cell office:value-type="float" office:value="236">
            <text:p>236</text:p>
          </table:table-cell>
          <table:table-cell office:value-type="string">
            <text:p>+7 Shadow Stormer</text:p>
          </table:table-cell>
          <table:table-cell office:value-type="float" office:value="64004">
            <text:p>64004</text:p>
          </table:table-cell>
          <table:table-cell table:formula="of:=[.D38]-[.A38]" office:value-type="float" office:value="60243">
            <text:p>60243</text:p>
          </table:table-cell>
          <table:table-cell table:formula="of:=[.E38]/[.B38]" office:value-type="float" office:value="255.266949152542">
            <text:p>255,2669</text:p>
          </table:table-cell>
          <table:table-cell table:formula="of:=[.F38]/[.F5]" office:value-type="float" office:value="8.0668184252812">
            <text:p>8,0668</text:p>
          </table:table-cell>
          <table:table-cell office:value-type="string">
            <text:p>Fire</text:p>
          </table:table-cell>
          <table:table-cell office:value-type="string">
            <text:p>on</text:p>
          </table:table-cell>
          <table:table-cell office:value-type="float" office:value="0">
            <text:p>0</text:p>
          </table:table-cell>
          <table:table-cell table:formula="of:=1.97*1.4*1.3*1.25*1.2" office:value-type="float" office:value="5.3781">
            <text:p>5,3781</text:p>
          </table:table-cell>
          <table:table-cell table:formula="of:=[.F5]*[.K38]" office:value-type="float" office:value="170.184961016949">
            <text:p>170,185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float" office:value="3761">
            <text:p>3761</text:p>
          </table:table-cell>
          <table:table-cell office:value-type="float" office:value="134">
            <text:p>134</text:p>
          </table:table-cell>
          <table:table-cell office:value-type="string">
            <text:p>Spirit Staff (B)</text:p>
          </table:table-cell>
          <table:table-cell office:value-type="float" office:value="37403">
            <text:p>37403</text:p>
          </table:table-cell>
          <table:table-cell table:formula="of:=[.D39]-[.A39]" office:value-type="float" office:value="33642">
            <text:p>33642</text:p>
          </table:table-cell>
          <table:table-cell table:formula="of:=[.E39]/[.B39]" office:value-type="float" office:value="251.059701492537">
            <text:p>251,0597</text:p>
          </table:table-cell>
          <table:table-cell table:formula="of:=[.F39]/[.F6]" office:value-type="float" office:value="8.06569168065212">
            <text:p>8,0657</text:p>
          </table:table-cell>
          <table:table-cell office:value-type="string">
            <text:p>Fire</text:p>
          </table:table-cell>
          <table:table-cell office:value-type="string">
            <text:p>on</text:p>
          </table:table-cell>
          <table:table-cell office:value-type="float" office:value="0">
            <text:p>0</text:p>
          </table:table-cell>
          <table:table-cell table:formula="of:=1.97*1.4*1.3*1.25*1.2" office:value-type="float" office:value="5.3781">
            <text:p>5,3781</text:p>
          </table:table-cell>
          <table:table-cell table:formula="of:=[.F6]*[.K39]" office:value-type="float" office:value="167.403396268657">
            <text:p>167,40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float" office:value="3761">
            <text:p>3761</text:p>
          </table:table-cell>
          <table:table-cell office:value-type="float" office:value="532">
            <text:p>532</text:p>
          </table:table-cell>
          <table:table-cell office:value-type="string">
            <text:p>E Shadow Retri</text:p>
          </table:table-cell>
          <table:table-cell office:value-type="float" office:value="155099">
            <text:p>155099</text:p>
          </table:table-cell>
          <table:table-cell table:formula="of:=[.D40]-[.A40]" office:value-type="float" office:value="151338">
            <text:p>151338</text:p>
          </table:table-cell>
          <table:table-cell table:formula="of:=[.E40]/[.B40]" office:value-type="float" office:value="284.46992481203">
            <text:p>284,4699</text:p>
          </table:table-cell>
          <table:table-cell table:formula="of:=[.F40]/[.F7]" office:value-type="float" office:value="7.89864300626305">
            <text:p>7,8986</text:p>
          </table:table-cell>
          <table:table-cell office:value-type="string">
            <text:p>Fire</text:p>
          </table:table-cell>
          <table:table-cell office:value-type="string">
            <text:p>on</text:p>
          </table:table-cell>
          <table:table-cell office:value-type="float" office:value="0">
            <text:p>0</text:p>
          </table:table-cell>
          <table:table-cell table:formula="of:=1.97*1.4*1.3*1.25*1.2" office:value-type="float" office:value="5.3781">
            <text:p>5,3781</text:p>
          </table:table-cell>
          <table:table-cell table:formula="of:=[.F7]*[.K40]" office:value-type="float" office:value="193.692473684211">
            <text:p>193,69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8456">
            <text:p>8456</text:p>
          </table:table-cell>
          <table:table-cell office:value-type="float" office:value="293">
            <text:p>293</text:p>
          </table:table-cell>
          <table:table-cell office:value-type="string">
            <text:p>Apo Buster</text:p>
          </table:table-cell>
          <table:table-cell office:value-type="float" office:value="324223">
            <text:p>324223</text:p>
          </table:table-cell>
          <table:table-cell table:formula="of:=[.D42]-[.A42]" office:value-type="float" office:value="315767">
            <text:p>315767</text:p>
          </table:table-cell>
          <table:table-cell table:formula="of:=[.E42]/[.B42]" office:value-type="float" office:value="1077.70307167236">
            <text:p>1077,7031</text:p>
          </table:table-cell>
          <table:table-cell table:formula="of:=[.F42]/[.F2]" office:value-type="float" office:value="33.9133283213404">
            <text:p>33,9133</text:p>
          </table:table-cell>
          <table:table-cell office:value-type="string">
            <text:p>Fire</text:p>
          </table:table-cell>
          <table:table-cell office:value-type="string">
            <text:p>on</text:p>
          </table:table-cell>
          <table:table-cell office:value-type="float" office:value="1">
            <text:p>1</text:p>
          </table:table-cell>
          <table:table-cell table:formula="of:=1.97*1.4*1.3*1.25*1.2*2*2*1.05" office:value-type="float" office:value="22.58802">
            <text:p>22,5880</text:p>
          </table:table-cell>
          <table:table-cell table:formula="of:=[.F2]*[.K42]" office:value-type="float" office:value="717.805645802048">
            <text:p>717,8056</text:p>
          </table:table-cell>
          <table:table-cell table:number-columns-repeated="3"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float" office:value="8456">
            <text:p>8456</text:p>
          </table:table-cell>
          <table:table-cell office:value-type="float" office:value="176">
            <text:p>176</text:p>
          </table:table-cell>
          <table:table-cell office:value-type="string">
            <text:p>Shadow Cutter</text:p>
          </table:table-cell>
          <table:table-cell office:value-type="float" office:value="196069">
            <text:p>196069</text:p>
          </table:table-cell>
          <table:table-cell table:formula="of:=[.D43]-[.A43]" office:value-type="float" office:value="187613">
            <text:p>187613</text:p>
          </table:table-cell>
          <table:table-cell table:formula="of:=[.E43]/[.B43]" office:value-type="float" office:value="1065.98295454545">
            <text:p>1065,9830</text:p>
          </table:table-cell>
          <table:table-cell table:formula="of:=[.F43]/[.F3]" office:value-type="float" office:value="33.9386758321274">
            <text:p>33,9387</text:p>
          </table:table-cell>
          <table:table-cell office:value-type="string">
            <text:p>Fire</text:p>
          </table:table-cell>
          <table:table-cell office:value-type="string">
            <text:p>on</text:p>
          </table:table-cell>
          <table:table-cell office:value-type="float" office:value="1">
            <text:p>1</text:p>
          </table:table-cell>
          <table:table-cell table:formula="of:=1.97*1.4*1.3*1.25*1.2*2*2*1.05" office:value-type="float" office:value="22.58802">
            <text:p>22,5880</text:p>
          </table:table-cell>
          <table:table-cell table:formula="of:=[.F3]*[.K43]" office:value-type="float" office:value="709.469173636364">
            <text:p>709,4692</text:p>
          </table:table-cell>
          <table:table-cell table:number-columns-repeated="3"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float" office:value="8456">
            <text:p>8456</text:p>
          </table:table-cell>
          <table:table-cell office:value-type="float" office:value="176">
            <text:p>176</text:p>
          </table:table-cell>
          <table:table-cell office:value-type="string">
            <text:p>Shadow Stormer</text:p>
          </table:table-cell>
          <table:table-cell office:value-type="float" office:value="186837">
            <text:p>186837</text:p>
          </table:table-cell>
          <table:table-cell table:formula="of:=[.D44]-[.A44]" office:value-type="float" office:value="178381">
            <text:p>178381</text:p>
          </table:table-cell>
          <table:table-cell table:formula="of:=[.E44]/[.B44]" office:value-type="float" office:value="1013.52840909091">
            <text:p>1013,5284</text:p>
          </table:table-cell>
          <table:table-cell table:formula="of:=[.F44]/[.F4]" office:value-type="float" office:value="32.2686324167873">
            <text:p>32,2686</text:p>
          </table:table-cell>
          <table:table-cell office:value-type="string">
            <text:p>Fire</text:p>
          </table:table-cell>
          <table:table-cell office:value-type="string">
            <text:p>on</text:p>
          </table:table-cell>
          <table:table-cell office:value-type="float" office:value="0">
            <text:p>0</text:p>
          </table:table-cell>
          <table:table-cell table:formula="of:=1.97*1.4*1.3*1.25*1.2*2*2" office:value-type="float" office:value="21.5124">
            <text:p>21,5124</text:p>
          </table:table-cell>
          <table:table-cell table:formula="of:=[.F4]*[.K44]" office:value-type="float" office:value="675.684927272727">
            <text:p>675,6849</text:p>
          </table:table-cell>
          <table:table-cell table:number-columns-repeated="3"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float" office:value="8456">
            <text:p>8456</text:p>
          </table:table-cell>
          <table:table-cell office:value-type="float" office:value="236">
            <text:p>236</text:p>
          </table:table-cell>
          <table:table-cell office:value-type="string">
            <text:p>+7 Shadow Stormer</text:p>
          </table:table-cell>
          <table:table-cell office:value-type="float" office:value="249427">
            <text:p>249427</text:p>
          </table:table-cell>
          <table:table-cell table:formula="of:=[.D45]-[.A45]" office:value-type="float" office:value="240971">
            <text:p>240971</text:p>
          </table:table-cell>
          <table:table-cell table:formula="of:=[.E45]/[.B45]" office:value-type="float" office:value="1021.06355932203">
            <text:p>1021,0636</text:p>
          </table:table-cell>
          <table:table-cell table:formula="of:=[.F45]/[.F5]" office:value-type="float" office:value="32.2671397964649">
            <text:p>32,2671</text:p>
          </table:table-cell>
          <table:table-cell office:value-type="string">
            <text:p>Fire</text:p>
          </table:table-cell>
          <table:table-cell office:value-type="string">
            <text:p>on</text:p>
          </table:table-cell>
          <table:table-cell office:value-type="float" office:value="0">
            <text:p>0</text:p>
          </table:table-cell>
          <table:table-cell table:formula="of:=1.97*1.4*1.3*1.25*1.2*2*2" office:value-type="float" office:value="21.5124">
            <text:p>21,5124</text:p>
          </table:table-cell>
          <table:table-cell table:formula="of:=[.F5]*[.K45]" office:value-type="float" office:value="680.739844067797">
            <text:p>680,7398</text:p>
          </table:table-cell>
          <table:table-cell table:number-columns-repeated="3"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float" office:value="8456">
            <text:p>8456</text:p>
          </table:table-cell>
          <table:table-cell office:value-type="float" office:value="134">
            <text:p>134</text:p>
          </table:table-cell>
          <table:table-cell office:value-type="string">
            <text:p>Spirit Staff (B)</text:p>
          </table:table-cell>
          <table:table-cell office:value-type="float" office:value="143024">
            <text:p>143024</text:p>
          </table:table-cell>
          <table:table-cell table:formula="of:=[.D46]-[.A46]" office:value-type="float" office:value="134568">
            <text:p>134568</text:p>
          </table:table-cell>
          <table:table-cell table:formula="of:=[.E46]/[.B46]" office:value-type="float" office:value="1004.23880597015">
            <text:p>1004,2388</text:p>
          </table:table-cell>
          <table:table-cell table:formula="of:=[.F46]/[.F6]" office:value-type="float" office:value="32.2627667226085">
            <text:p>32,2628</text:p>
          </table:table-cell>
          <table:table-cell office:value-type="string">
            <text:p>Fire</text:p>
          </table:table-cell>
          <table:table-cell office:value-type="string">
            <text:p>on</text:p>
          </table:table-cell>
          <table:table-cell office:value-type="float" office:value="0">
            <text:p>0</text:p>
          </table:table-cell>
          <table:table-cell table:formula="of:=1.97*1.4*1.3*1.25*1.2*2*2" office:value-type="float" office:value="21.5124">
            <text:p>21,5124</text:p>
          </table:table-cell>
          <table:table-cell table:formula="of:=[.F6]*[.K46]" office:value-type="float" office:value="669.613585074627">
            <text:p>669,6136</text:p>
          </table:table-cell>
          <table:table-cell table:number-columns-repeated="3"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float" office:value="8456">
            <text:p>8456</text:p>
          </table:table-cell>
          <table:table-cell office:value-type="float" office:value="532">
            <text:p>532</text:p>
          </table:table-cell>
          <table:table-cell office:value-type="string">
            <text:p>E Shadow Retri</text:p>
          </table:table-cell>
          <table:table-cell office:value-type="float" office:value="613806">
            <text:p>613806</text:p>
          </table:table-cell>
          <table:table-cell table:formula="of:=[.D47]-[.A47]" office:value-type="float" office:value="605350">
            <text:p>605350</text:p>
          </table:table-cell>
          <table:table-cell table:formula="of:=[.E47]/[.B47]" office:value-type="float" office:value="1137.87593984962">
            <text:p>1137,8759</text:p>
          </table:table-cell>
          <table:table-cell table:formula="of:=[.F47]/[.F7]" office:value-type="float" office:value="31.5944676409186">
            <text:p>31,5945</text:p>
          </table:table-cell>
          <table:table-cell office:value-type="string">
            <text:p>Fire</text:p>
          </table:table-cell>
          <table:table-cell office:value-type="string">
            <text:p>on</text:p>
          </table:table-cell>
          <table:table-cell office:value-type="float" office:value="0">
            <text:p>0</text:p>
          </table:table-cell>
          <table:table-cell table:formula="of:=1.97*1.4*1.3*1.25*1.2*2*2" office:value-type="float" office:value="21.5124">
            <text:p>21,5124</text:p>
          </table:table-cell>
          <table:table-cell table:formula="of:=[.F7]*[.K47]" office:value-type="float" office:value="774.769894736842">
            <text:p>774,7699</text:p>
          </table:table-cell>
          <table:table-cell table:number-columns-repeated="3" office:value-type="float" office:value="1">
            <text:p>1</text:p>
          </table:table-cell>
          <table:table-cell table:number-columns-repeated="1009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3">03.02.2019</text:date>, <text:time>14:49:4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7:17:23.84</meta:creation-date>
    <meta:generator>OpenOffice/4.1.5$Win32 OpenOffice.org_project/415m1$Build-9789</meta:generator>
    <dc:date>2019-02-03T14:49:44.41</dc:date>
    <meta:editing-duration>PT1H28M51S</meta:editing-duration>
    <meta:editing-cycles>7</meta:editing-cycles>
    <meta:document-statistic meta:table-count="3" meta:cell-count="619" meta:object-count="0"/>
  </office:meta>
</office:document-meta>
</file>